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a65d" draw:textarea-horizontal-align="justify" draw:textarea-vertical-align="middle" draw:auto-grow-height="false" fo:min-height="0.55cm" fo:min-width="7.1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0.55cm" fo:min-width="7.1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0.55cm" fo:min-width="1.3cm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55cm" fo:min-width="1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0066b3" draw:textarea-horizontal-align="justify" draw:textarea-vertical-align="middle" draw:auto-grow-height="false" fo:min-height="0.179cm" fo:min-width="0.725cm"/>
    </style:style>
    <style:style style:name="gr7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notes">
      <style:graphic-properties draw:fill-color="#ffffff" draw:auto-grow-height="true" fo:min-height="13.364cm"/>
    </style:style>
    <style:style style:name="pr3" style:family="presentation" style:parent-style-name="Impress1-title">
      <style:graphic-properties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a65d"/>
      <style:paragraph-properties fo:text-align="center"/>
    </style:style>
    <style:style style:name="P3" style:family="paragraph">
      <loext:graphic-properties draw:fill-color="#fff200"/>
      <style:paragraph-properties fo:text-align="center"/>
    </style:style>
    <style:style style:name="P4" style:family="paragraph">
      <style:text-properties fo:color="#0066b3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text-properties fo:color="#0066b3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-color="#0066b3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Neocore progess </text:p>
          </draw:text-box>
        </draw:frame>
        <draw:custom-shape draw:style-name="gr1" draw:text-style-name="P2" draw:layer="layout" svg:width="7.6cm" svg:height="0.8cm" svg:x="1cm" svg:y="5.4cm">
          <text:p text:style-name="P1">Neocore protoco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6.2cm">
          <text:p text:style-name="P1">Low lev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7cm">
          <text:p text:style-name="P1">Middle lev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7.8cm">
          <text:p text:style-name="P1">High lev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5.4cm">
          <text:p text:style-name="P1">5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6.2cm">
          <text:p text:style-name="P1">9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7cm">
          <text:p text:style-name="P1">8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7.8cm">
          <text:p text:style-name="P1">3%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cm" svg:y="10.6cm">
          <text:p text:style-name="P1">Termal nod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10.6cm">
          <text:p text:style-name="P1">2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1.4cm">
          <text:p text:style-name="P1">9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2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3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1.4cm">
          <text:p text:style-name="P1">Schema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2.2cm">
          <text:p text:style-name="P1">Measure ap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3cm">
          <text:p text:style-name="P1">Network 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1.6cm" svg:y="10.6cm"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19.2cm" svg:y="10.6cm">
          <text:p text:style-name="P1">1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19.2cm" svg:y="11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19.2cm" svg:y="12.2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19.2cm" svg:y="13cm">
          <text:p text:style-name="P1">1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1.6cm" svg:y="11.4cm">
          <text:p text:style-name="P1">Schemati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1.6cm" svg:y="12.2cm">
          <text:p text:style-name="P1">Control app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1.6cm" svg:y="13cm">
          <text:p text:style-name="P1">Network 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cm" svg:y="15.8cm">
          <text:p text:style-name="P1">Network servi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8.6cm" svg:y="15.8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6.6cm">
          <text:p text:style-name="P1">5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7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8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6.6cm">
          <text:p text:style-name="P1">UART commun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7.4cm">
          <text:p text:style-name="P1">Linux servi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8.2cm">
          <text:p text:style-name="P1">DB acces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8.6cm" svg:y="19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cm" svg:y="19cm">
          <text:p text:style-name="P1">Neocore network cntr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cm" svg:height="0.8cm" svg:x="11.6cm" svg:y="15.8cm">
          <text:p text:style-name="P1">WEB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0.8cm" svg:x="19.2cm" svg:y="15.8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19.2cm" svg:y="16.6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19.2cm" svg:y="17.4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19.2cm" svg:y="18.2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1.6cm" svg:y="16.6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1.6cm" svg:y="17.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1.6cm" svg:y="18.2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8cm" svg:height="0.8cm" svg:x="19.2cm" svg:y="19cm">
          <text:p text:style-name="P1">0%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6cm" svg:height="0.8cm" svg:x="11.6cm" svg:y="19cm">
          <text:p text:style-name="P1"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3.024cm" svg:height="0.962cm" svg:x="2.676cm" svg:y="4cm">
          <draw:text-box>
            <text:p text:style-name="P4"><text:span text:style-name="T1">Реализация стека протокола Neocore </text:span></text:p>
          </draw:text-box>
        </draw:frame>
        <draw:custom-shape draw:style-name="gr6" draw:text-style-name="P6" draw:layer="layout" svg:width="1.4cm" svg:height="0.857cm" svg:x="0.8cm" svg:y="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8.503cm" svg:height="0.962cm" svg:x="2.676cm" svg:y="9.2cm">
          <draw:text-box>
            <text:p text:style-name="P4"><text:span text:style-name="T1">Реализация аппаратуры</text:span></text:p>
          </draw:text-box>
        </draw:frame>
        <draw:custom-shape draw:style-name="gr6" draw:text-style-name="P6" draw:layer="layout" svg:width="1.4cm" svg:height="0.857cm" svg:x="0.8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8.74cm" svg:height="0.962cm" svg:x="2.697cm" svg:y="14.4cm">
          <draw:text-box>
            <text:p text:style-name="P4"><text:span text:style-name="T1">Прикладное ПО на шлюзе</text:span></text:p>
          </draw:text-box>
        </draw:frame>
        <draw:custom-shape draw:style-name="gr6" draw:text-style-name="P6" draw:layer="layout" svg:width="1.4cm" svg:height="0.857cm" svg:x="0.821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Текущие задачи</text:p>
          </draw:text-box>
        </draw:frame>
        <draw:frame presentation:style-name="pr4" draw:text-style-name="P8" draw:layer="layout" svg:width="24cm" svg:height="12.18cm" svg:x="2cm" svg:y="6cm" presentation:class="outline" presentation:user-transformed="true">
          <draw:text-box>
            <text:list text:style-name="L2">
              <text:list-item>
                <text:p text:style-name="P8"><text:span text:style-name="T2">Невозможно продолжать работу над реализацией стека без программы управления приемником шлюза.</text:span></text:p>
              </text:list-item>
              <text:list-item>
                <text:p text:style-name="P8"><text:span text:style-name="T2">Пишу софт терминала для приемника. С помощью него компьютер сможет создавать и контролировать сеть neocore.</text:span></text:p>
              </text:list-item>
              <text:list-item>
                <text:p text:style-name="P8"><text:span text:style-name="T2">Одновременно пишу софт для компьютера для управления приемником.</text:span></text:p>
              </text:list-item>
              <text:list-item>
                <text:p text:style-name="P8"><text:span text:style-name="T2">Софт для компа в очень черновом варианте на python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номер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9T23:52:44.033561478</meta:creation-date>
    <meta:editing-duration>PT9H9M55S</meta:editing-duration>
    <meta:editing-cycles>11</meta:editing-cycles>
    <meta:generator>LibreOffice/6.0.7.3$Linux_X86_64 LibreOffice_project/00m0$Build-3</meta:generator>
    <dc:title>Impress</dc:title>
    <dc:date>2020-01-20T09:02:43.537508943</dc:date>
    <meta:document-statistic meta:object-count="91"/>
  </office:meta>
</office:document-meta>
</file>